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396555932203" calcext:value-type="float">
            <text:p>2.23397</text:p>
          </table:table-cell>
          <table:table-cell office:value-type="float" office:value="2.22928793220339" calcext:value-type="float">
            <text:p>2.22929</text:p>
          </table:table-cell>
          <table:table-cell office:value-type="float" office:value="2.89803905084746" calcext:value-type="float">
            <text:p>2.8980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015793220339" calcext:value-type="float">
            <text:p>2.25016</text:p>
          </table:table-cell>
          <table:table-cell office:value-type="float" office:value="2.19934968361582" calcext:value-type="float">
            <text:p>2.19935</text:p>
          </table:table-cell>
          <table:table-cell office:value-type="float" office:value="2.82511877966102" calcext:value-type="float">
            <text:p>2.825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970604519774" calcext:value-type="float">
            <text:p>2.22971</text:p>
          </table:table-cell>
          <table:table-cell office:value-type="float" office:value="2.24431610169492" calcext:value-type="float">
            <text:p>2.24432</text:p>
          </table:table-cell>
          <table:table-cell office:value-type="float" office:value="2.9470646779661" calcext:value-type="float">
            <text:p>2.947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096083615819" calcext:value-type="float">
            <text:p>2.25096</text:p>
          </table:table-cell>
          <table:table-cell office:value-type="float" office:value="2.20741614689266" calcext:value-type="float">
            <text:p>2.20742</text:p>
          </table:table-cell>
          <table:table-cell office:value-type="float" office:value="2.84612054237288" calcext:value-type="float">
            <text:p>2.846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88334463277" calcext:value-type="float">
            <text:p>2.23088</text:p>
          </table:table-cell>
          <table:table-cell office:value-type="float" office:value="2.2563550960452" calcext:value-type="float">
            <text:p>2.25636</text:p>
          </table:table-cell>
          <table:table-cell office:value-type="float" office:value="3.02874183050847" calcext:value-type="float">
            <text:p>3.028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05498305085" calcext:value-type="float">
            <text:p>2.24005</text:p>
          </table:table-cell>
          <table:table-cell office:value-type="float" office:value="2.24178091525424" calcext:value-type="float">
            <text:p>2.24178</text:p>
          </table:table-cell>
          <table:table-cell office:value-type="float" office:value="2.89904176271186" calcext:value-type="float">
            <text:p>2.8990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459610169492" calcext:value-type="float">
            <text:p>2.2346</text:p>
          </table:table-cell>
          <table:table-cell office:value-type="float" office:value="2.26869875706215" calcext:value-type="float">
            <text:p>2.2687</text:p>
          </table:table-cell>
          <table:table-cell office:value-type="float" office:value="3.0790740338983" calcext:value-type="float">
            <text:p>3.079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97871186441" calcext:value-type="float">
            <text:p>2.22898</text:p>
          </table:table-cell>
          <table:table-cell office:value-type="float" office:value="2.28069063276836" calcext:value-type="float">
            <text:p>2.28069</text:p>
          </table:table-cell>
          <table:table-cell office:value-type="float" office:value="3.13244894915254" calcext:value-type="float">
            <text:p>3.132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35706214689" calcext:value-type="float">
            <text:p>2.22136</text:p>
          </table:table-cell>
          <table:table-cell office:value-type="float" office:value="2.29611790960452" calcext:value-type="float">
            <text:p>2.29612</text:p>
          </table:table-cell>
          <table:table-cell office:value-type="float" office:value="3.07770698305085" calcext:value-type="float">
            <text:p>3.0777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050570621469" calcext:value-type="float">
            <text:p>2.22051</text:p>
          </table:table-cell>
          <table:table-cell office:value-type="float" office:value="2.30400762711864" calcext:value-type="float">
            <text:p>2.30401</text:p>
          </table:table-cell>
          <table:table-cell office:value-type="float" office:value="3.15639430508475" calcext:value-type="float">
            <text:p>3.1563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790824858757" calcext:value-type="float">
            <text:p>2.29791</text:p>
          </table:table-cell>
          <table:table-cell office:value-type="float" office:value="2.15502853107345" calcext:value-type="float">
            <text:p>2.15503</text:p>
          </table:table-cell>
          <table:table-cell office:value-type="float" office:value="2.85648610169492" calcext:value-type="float">
            <text:p>2.856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257748022599" calcext:value-type="float">
            <text:p>2.29258</text:p>
          </table:table-cell>
          <table:table-cell office:value-type="float" office:value="2.16789228248588" calcext:value-type="float">
            <text:p>2.16789</text:p>
          </table:table-cell>
          <table:table-cell office:value-type="float" office:value="2.7526340338983" calcext:value-type="float">
            <text:p>2.752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172672316384" calcext:value-type="float">
            <text:p>2.29173</text:p>
          </table:table-cell>
          <table:table-cell office:value-type="float" office:value="2.17861435028249" calcext:value-type="float">
            <text:p>2.17861</text:p>
          </table:table-cell>
          <table:table-cell office:value-type="float" office:value="2.88111606779661" calcext:value-type="float">
            <text:p>2.8811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8035819209" calcext:value-type="float">
            <text:p>2.2338</text:p>
          </table:table-cell>
          <table:table-cell office:value-type="float" office:value="2.29566070056497" calcext:value-type="float">
            <text:p>2.29566</text:p>
          </table:table-cell>
          <table:table-cell office:value-type="float" office:value="3.072976" calcext:value-type="float">
            <text:p>3.072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76987570621" calcext:value-type="float">
            <text:p>2.23677</text:p>
          </table:table-cell>
          <table:table-cell office:value-type="float" office:value="2.28982948022599" calcext:value-type="float">
            <text:p>2.28983</text:p>
          </table:table-cell>
          <table:table-cell office:value-type="float" office:value="3.08729857627119" calcext:value-type="float">
            <text:p>3.087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24440677966" calcext:value-type="float">
            <text:p>2.25724</text:p>
          </table:table-cell>
          <table:table-cell office:value-type="float" office:value="2.25275988700565" calcext:value-type="float">
            <text:p>2.25276</text:p>
          </table:table-cell>
          <table:table-cell office:value-type="float" office:value="2.97019430508475" calcext:value-type="float">
            <text:p>2.9701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238623728814" calcext:value-type="float">
            <text:p>2.25239</text:p>
          </table:table-cell>
          <table:table-cell office:value-type="float" office:value="2.26476951412429" calcext:value-type="float">
            <text:p>2.26477</text:p>
          </table:table-cell>
          <table:table-cell office:value-type="float" office:value="2.94034196610169" calcext:value-type="float">
            <text:p>2.9403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14685875706" calcext:value-type="float">
            <text:p>2.23315</text:p>
          </table:table-cell>
          <table:table-cell office:value-type="float" office:value="2.30330849717514" calcext:value-type="float">
            <text:p>2.30331</text:p>
          </table:table-cell>
          <table:table-cell office:value-type="float" office:value="3.10962427118644" calcext:value-type="float">
            <text:p>3.1096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3122622259887" calcext:value-type="float">
            <text:p>2.31226</text:p>
          </table:table-cell>
          <table:table-cell office:value-type="float" office:value="2.14846403389831" calcext:value-type="float">
            <text:p>2.14846</text:p>
          </table:table-cell>
          <table:table-cell office:value-type="float" office:value="2.84613179661017" calcext:value-type="float">
            <text:p>2.846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95075706215" calcext:value-type="float">
            <text:p>2.28995</text:p>
          </table:table-cell>
          <table:table-cell office:value-type="float" office:value="2.19485849717514" calcext:value-type="float">
            <text:p>2.19486</text:p>
          </table:table-cell>
          <table:table-cell office:value-type="float" office:value="3.01355227118644" calcext:value-type="float">
            <text:p>3.013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76280225989" calcext:value-type="float">
            <text:p>2.21476</text:p>
          </table:table-cell>
          <table:table-cell office:value-type="float" office:value="2.34720201129943" calcext:value-type="float">
            <text:p>2.3472</text:p>
          </table:table-cell>
          <table:table-cell office:value-type="float" office:value="3.21353776271186" calcext:value-type="float">
            <text:p>3.2135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009054237288" calcext:value-type="float">
            <text:p>2.31009</text:p>
          </table:table-cell>
          <table:table-cell office:value-type="float" office:value="2.15707653107345" calcext:value-type="float">
            <text:p>2.15708</text:p>
          </table:table-cell>
          <table:table-cell office:value-type="float" office:value="2.80694996610169" calcext:value-type="float">
            <text:p>2.806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872232768362" calcext:value-type="float">
            <text:p>2.23872</text:p>
          </table:table-cell>
          <table:table-cell office:value-type="float" office:value="2.31005492655367" calcext:value-type="float">
            <text:p>2.31005</text:p>
          </table:table-cell>
          <table:table-cell office:value-type="float" office:value="3.15509125423729" calcext:value-type="float">
            <text:p>3.1550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866458757062" calcext:value-type="float">
            <text:p>2.25866</text:p>
          </table:table-cell>
          <table:table-cell office:value-type="float" office:value="2.27225170621469" calcext:value-type="float">
            <text:p>2.27225</text:p>
          </table:table-cell>
          <table:table-cell office:value-type="float" office:value="3.14052840677966" calcext:value-type="float">
            <text:p>3.140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44256497175" calcext:value-type="float">
            <text:p>2.25744</text:p>
          </table:table-cell>
          <table:table-cell office:value-type="float" office:value="2.27483827118644" calcext:value-type="float">
            <text:p>2.27484</text:p>
          </table:table-cell>
          <table:table-cell office:value-type="float" office:value="3.11547240677966" calcext:value-type="float">
            <text:p>3.1154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349825988701" calcext:value-type="float">
            <text:p>2.3535</text:p>
          </table:table-cell>
          <table:table-cell office:value-type="float" office:value="2.10052831638418" calcext:value-type="float">
            <text:p>2.10053</text:p>
          </table:table-cell>
          <table:table-cell office:value-type="float" office:value="2.85502942372881" calcext:value-type="float">
            <text:p>2.855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50871186441" calcext:value-type="float">
            <text:p>2.25551</text:p>
          </table:table-cell>
          <table:table-cell office:value-type="float" office:value="2.30488616949153" calcext:value-type="float">
            <text:p>2.30489</text:p>
          </table:table-cell>
          <table:table-cell office:value-type="float" office:value="3.29905383050847" calcext:value-type="float">
            <text:p>3.2990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242431638418" calcext:value-type="float">
            <text:p>2.35242</text:p>
          </table:table-cell>
          <table:table-cell office:value-type="float" office:value="2.12654143502825" calcext:value-type="float">
            <text:p>2.12654</text:p>
          </table:table-cell>
          <table:table-cell office:value-type="float" office:value="3.02178128813559" calcext:value-type="float">
            <text:p>3.021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804127683616" calcext:value-type="float">
            <text:p>2.24804</text:p>
          </table:table-cell>
          <table:table-cell office:value-type="float" office:value="2.3674875480226" calcext:value-type="float">
            <text:p>2.36749</text:p>
          </table:table-cell>
          <table:table-cell office:value-type="float" office:value="3.35913776271186" calcext:value-type="float">
            <text:p>3.3591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017971751412" calcext:value-type="float">
            <text:p>2.26018</text:p>
          </table:table-cell>
          <table:table-cell office:value-type="float" office:value="2.36449412429379" calcext:value-type="float">
            <text:p>2.36449</text:p>
          </table:table-cell>
          <table:table-cell office:value-type="float" office:value="3.41489301694915" calcext:value-type="float">
            <text:p>3.414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722100564972" calcext:value-type="float">
            <text:p>2.35722</text:p>
          </table:table-cell>
          <table:table-cell office:value-type="float" office:value="2.10779631638418" calcext:value-type="float">
            <text:p>2.1078</text:p>
          </table:table-cell>
          <table:table-cell office:value-type="float" office:value="2.83241247457627" calcext:value-type="float">
            <text:p>2.8324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79346892655" calcext:value-type="float">
            <text:p>2.26879</text:p>
          </table:table-cell>
          <table:table-cell office:value-type="float" office:value="2.20126420338983" calcext:value-type="float">
            <text:p>2.20126</text:p>
          </table:table-cell>
          <table:table-cell office:value-type="float" office:value="2.93157003389831" calcext:value-type="float">
            <text:p>2.9315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44480225989" calcext:value-type="float">
            <text:p>2.26444</text:p>
          </table:table-cell>
          <table:table-cell office:value-type="float" office:value="2.20123966101695" calcext:value-type="float">
            <text:p>2.20124</text:p>
          </table:table-cell>
          <table:table-cell office:value-type="float" office:value="2.82115511864407" calcext:value-type="float">
            <text:p>2.8211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626247457627" calcext:value-type="float">
            <text:p>2.26626</text:p>
          </table:table-cell>
          <table:table-cell office:value-type="float" office:value="2.22276642937853" calcext:value-type="float">
            <text:p>2.22277</text:p>
          </table:table-cell>
          <table:table-cell office:value-type="float" office:value="2.92979783050847" calcext:value-type="float">
            <text:p>2.92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4676" calcext:value-type="float">
            <text:p>2.32468</text:p>
          </table:table-cell>
          <table:table-cell office:value-type="float" office:value="2.19694871186441" calcext:value-type="float">
            <text:p>2.19695</text:p>
          </table:table-cell>
          <table:table-cell office:value-type="float" office:value="3.00431308474576" calcext:value-type="float">
            <text:p>3.004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005670056497" calcext:value-type="float">
            <text:p>2.19006</text:p>
          </table:table-cell>
          <table:table-cell office:value-type="float" office:value="2.29375127683616" calcext:value-type="float">
            <text:p>2.29375</text:p>
          </table:table-cell>
          <table:table-cell office:value-type="float" office:value="3.02319877966102" calcext:value-type="float">
            <text:p>3.023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93119774011" calcext:value-type="float">
            <text:p>2.30593</text:p>
          </table:table-cell>
          <table:table-cell office:value-type="float" office:value="2.22122221468927" calcext:value-type="float">
            <text:p>2.22122</text:p>
          </table:table-cell>
          <table:table-cell office:value-type="float" office:value="2.96718454237288" calcext:value-type="float">
            <text:p>2.9671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99605649717" calcext:value-type="float">
            <text:p>2.257</text:p>
          </table:table-cell>
          <table:table-cell office:value-type="float" office:value="2.2438364519774" calcext:value-type="float">
            <text:p>2.24384</text:p>
          </table:table-cell>
          <table:table-cell office:value-type="float" office:value="2.97174386440678" calcext:value-type="float">
            <text:p>2.971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121414689266" calcext:value-type="float">
            <text:p>2.25121</text:p>
          </table:table-cell>
          <table:table-cell office:value-type="float" office:value="2.25272691525424" calcext:value-type="float">
            <text:p>2.25273</text:p>
          </table:table-cell>
          <table:table-cell office:value-type="float" office:value="2.95879538983051" calcext:value-type="float">
            <text:p>2.958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2031366101695" calcext:value-type="float">
            <text:p>2.32031</text:p>
          </table:table-cell>
          <table:table-cell office:value-type="float" office:value="2.16946998870056" calcext:value-type="float">
            <text:p>2.16947</text:p>
          </table:table-cell>
          <table:table-cell office:value-type="float" office:value="2.82598847457627" calcext:value-type="float">
            <text:p>2.8259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421157062147" calcext:value-type="float">
            <text:p>2.35421</text:p>
          </table:table-cell>
          <table:table-cell office:value-type="float" office:value="2.09226546892655" calcext:value-type="float">
            <text:p>2.09227</text:p>
          </table:table-cell>
          <table:table-cell office:value-type="float" office:value="2.77668677966102" calcext:value-type="float">
            <text:p>2.7766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5357740113" calcext:value-type="float">
            <text:p>2.25454</text:p>
          </table:table-cell>
          <table:table-cell office:value-type="float" office:value="2.25729831638418" calcext:value-type="float">
            <text:p>2.2573</text:p>
          </table:table-cell>
          <table:table-cell office:value-type="float" office:value="2.97365518644068" calcext:value-type="float">
            <text:p>2.9736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68081920904" calcext:value-type="float">
            <text:p>2.27681</text:p>
          </table:table-cell>
          <table:table-cell office:value-type="float" office:value="2.19884242937853" calcext:value-type="float">
            <text:p>2.19884</text:p>
          </table:table-cell>
          <table:table-cell office:value-type="float" office:value="2.95405681355932" calcext:value-type="float">
            <text:p>2.9540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11786440678" calcext:value-type="float">
            <text:p>2.22012</text:p>
          </table:table-cell>
          <table:table-cell office:value-type="float" office:value="2.30455368361582" calcext:value-type="float">
            <text:p>2.30455</text:p>
          </table:table-cell>
          <table:table-cell office:value-type="float" office:value="3.07530372881356" calcext:value-type="float">
            <text:p>3.07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13738983051" calcext:value-type="float">
            <text:p>2.22514</text:p>
          </table:table-cell>
          <table:table-cell office:value-type="float" office:value="2.31347433898305" calcext:value-type="float">
            <text:p>2.31347</text:p>
          </table:table-cell>
          <table:table-cell office:value-type="float" office:value="3.1024466440678" calcext:value-type="float">
            <text:p>3.102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32611299435" calcext:value-type="float">
            <text:p>2.18533</text:p>
          </table:table-cell>
          <table:table-cell office:value-type="float" office:value="2.39701809039548" calcext:value-type="float">
            <text:p>2.39702</text:p>
          </table:table-cell>
          <table:table-cell office:value-type="float" office:value="3.18228894915254" calcext:value-type="float">
            <text:p>3.1822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837359322034" calcext:value-type="float">
            <text:p>2.24837</text:p>
          </table:table-cell>
          <table:table-cell office:value-type="float" office:value="2.24684483615819" calcext:value-type="float">
            <text:p>2.24684</text:p>
          </table:table-cell>
          <table:table-cell office:value-type="float" office:value="3.08120528813559" calcext:value-type="float">
            <text:p>3.081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5839998870056" calcext:value-type="float">
            <text:p>2.2584</text:p>
          </table:table-cell>
          <table:table-cell office:value-type="float" office:value="2.23919134463277" calcext:value-type="float">
            <text:p>2.23919</text:p>
          </table:table-cell>
          <table:table-cell office:value-type="float" office:value="3.08964054237288" calcext:value-type="float">
            <text:p>3.089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23080225989" calcext:value-type="float">
            <text:p>2.25623</text:p>
          </table:table-cell>
          <table:table-cell office:value-type="float" office:value="2.27657961581921" calcext:value-type="float">
            <text:p>2.27658</text:p>
          </table:table-cell>
          <table:table-cell office:value-type="float" office:value="3.0568166779661" calcext:value-type="float">
            <text:p>3.0568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284185310734" calcext:value-type="float">
            <text:p>2.19284</text:p>
          </table:table-cell>
          <table:table-cell office:value-type="float" office:value="2.28952541242938" calcext:value-type="float">
            <text:p>2.28953</text:p>
          </table:table-cell>
          <table:table-cell office:value-type="float" office:value="3.04895769491525" calcext:value-type="float">
            <text:p>3.0489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67689265537" calcext:value-type="float">
            <text:p>2.25468</text:p>
          </table:table-cell>
          <table:table-cell office:value-type="float" office:value="2.29018604519774" calcext:value-type="float">
            <text:p>2.29019</text:p>
          </table:table-cell>
          <table:table-cell office:value-type="float" office:value="3.12531688135593" calcext:value-type="float">
            <text:p>3.1253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57821468927" calcext:value-type="float">
            <text:p>2.25458</text:p>
          </table:table-cell>
          <table:table-cell office:value-type="float" office:value="2.27920137853107" calcext:value-type="float">
            <text:p>2.2792</text:p>
          </table:table-cell>
          <table:table-cell office:value-type="float" office:value="3.15272257627119" calcext:value-type="float">
            <text:p>3.1527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65030508475" calcext:value-type="float">
            <text:p>2.22165</text:p>
          </table:table-cell>
          <table:table-cell office:value-type="float" office:value="2.31248906214689" calcext:value-type="float">
            <text:p>2.31249</text:p>
          </table:table-cell>
          <table:table-cell office:value-type="float" office:value="3.05018372881356" calcext:value-type="float">
            <text:p>3.0501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26485875706" calcext:value-type="float">
            <text:p>2.29726</text:p>
          </table:table-cell>
          <table:table-cell office:value-type="float" office:value="2.24343" calcext:value-type="float">
            <text:p>2.24343</text:p>
          </table:table-cell>
          <table:table-cell office:value-type="float" office:value="3.10529830508475" calcext:value-type="float">
            <text:p>3.10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291602259887" calcext:value-type="float">
            <text:p>2.24292</text:p>
          </table:table-cell>
          <table:table-cell office:value-type="float" office:value="2.30798071186441" calcext:value-type="float">
            <text:p>2.30798</text:p>
          </table:table-cell>
          <table:table-cell office:value-type="float" office:value="3.11263918644068" calcext:value-type="float">
            <text:p>3.112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782670056497" calcext:value-type="float">
            <text:p>2.21783</text:p>
          </table:table-cell>
          <table:table-cell office:value-type="float" office:value="2.31651342372881" calcext:value-type="float">
            <text:p>2.31651</text:p>
          </table:table-cell>
          <table:table-cell office:value-type="float" office:value="3.11153274576271" calcext:value-type="float">
            <text:p>3.111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64594350282" calcext:value-type="float">
            <text:p>2.24465</text:p>
          </table:table-cell>
          <table:table-cell office:value-type="float" office:value="2.33000374011299" calcext:value-type="float">
            <text:p>2.33</text:p>
          </table:table-cell>
          <table:table-cell office:value-type="float" office:value="3.27848854237288" calcext:value-type="float">
            <text:p>3.278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65724293785" calcext:value-type="float">
            <text:p>2.18066</text:p>
          </table:table-cell>
          <table:table-cell office:value-type="float" office:value="2.39895340112994" calcext:value-type="float">
            <text:p>2.39895</text:p>
          </table:table-cell>
          <table:table-cell office:value-type="float" office:value="3.18634088135593" calcext:value-type="float">
            <text:p>3.1863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71813559322" calcext:value-type="float">
            <text:p>2.21272</text:p>
          </table:table-cell>
          <table:table-cell office:value-type="float" office:value="2.42001152542373" calcext:value-type="float">
            <text:p>2.42001</text:p>
          </table:table-cell>
          <table:table-cell office:value-type="float" office:value="3.57617369491525" calcext:value-type="float">
            <text:p>3.5761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667879096045" calcext:value-type="float">
            <text:p>2.21668</text:p>
          </table:table-cell>
          <table:table-cell office:value-type="float" office:value="2.37983093785311" calcext:value-type="float">
            <text:p>2.37983</text:p>
          </table:table-cell>
          <table:table-cell office:value-type="float" office:value="3.38502345762712" calcext:value-type="float">
            <text:p>3.385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1" calcext:value-type="float">
            <text:p>1</text:p>
          </table:table-cell>
          <table:table-cell table:formula="of:=SUM([.B56:.B60])" office:value-type="float" office:value="2" calcext:value-type="float">
            <text:p>2</text:p>
          </table:table-cell>
          <table:table-cell table:formula="of:=SUM([.C56:.C60])" office:value-type="float" office:value="2" calcext:value-type="float">
            <text:p>2</text:p>
          </table:table-cell>
          <table:table-cell table:formula="of:=SUM([.D56:.D60])" office:value-type="float" office:value="1" calcext:value-type="float">
            <text:p>1</text:p>
          </table:table-cell>
          <table:table-cell table:formula="of:=SUM([.E56:.E60])" office:value-type="float" office:value="1" calcext:value-type="float">
            <text:p>1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2" calcext:value-type="float">
            <text:p>2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1" calcext:value-type="float">
            <text:p>1</text:p>
          </table:table-cell>
          <table:table-cell table:formula="of:=SUM([.J56:.J60])" office:value-type="float" office:value="2" calcext:value-type="float">
            <text:p>2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2" calcext:value-type="float">
            <text:p>2</text:p>
          </table:table-cell>
          <table:table-cell table:formula="of:=SUM([.M56:.M60])" office:value-type="float" office:value="2" calcext:value-type="float">
            <text:p>2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1" calcext:value-type="float">
            <text:p>1</text:p>
          </table:table-cell>
          <table:table-cell table:formula="of:=SUM([.P56:.P60])" office:value-type="float" office:value="2" calcext:value-type="float">
            <text:p>2</text:p>
          </table:table-cell>
          <table:table-cell table:formula="of:=SUM([.Q56:.Q60])" office:value-type="float" office:value="2" calcext:value-type="float">
            <text:p>2</text:p>
          </table:table-cell>
          <table:table-cell table:formula="of:=SUM([.R56:.R60])" office:value-type="float" office:value="4" calcext:value-type="float">
            <text:p>4</text:p>
          </table:table-cell>
          <table:table-cell table:formula="of:=SUM([.S56:.S60])" office:value-type="float" office:value="1" calcext:value-type="float">
            <text:p>1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1" calcext:value-type="float">
            <text:p>1</text:p>
          </table:table-cell>
          <table:table-cell table:formula="of:=SUM([.V56:.V60])" office:value-type="float" office:value="1" calcext:value-type="float">
            <text:p>1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5" calcext:value-type="float">
            <text:p>5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2" calcext:value-type="float">
            <text:p>2</text:p>
          </table:table-cell>
          <table:table-cell table:formula="of:=SUM([.AA56:.AA60])" office:value-type="float" office:value="3" calcext:value-type="float">
            <text:p>3</text:p>
          </table:table-cell>
          <table:table-cell table:formula="of:=SUM([.AB56:.AB60])" office:value-type="float" office:value="3" calcext:value-type="float">
            <text:p>3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3" calcext:value-type="float">
            <text:p>3</text:p>
          </table:table-cell>
          <table:table-cell table:formula="of:=SUM([.AE56:.AE60])" office:value-type="float" office:value="1" calcext:value-type="float">
            <text:p>1</text:p>
          </table:table-cell>
          <table:table-cell table:formula="of:=SUM([.AF56:.AF60])" office:value-type="float" office:value="1" calcext:value-type="float">
            <text:p>1</text:p>
          </table:table-cell>
          <table:table-cell table:formula="of:=SUM([.AG56:.AG60])" office:value-type="float" office:value="3" calcext:value-type="float">
            <text:p>3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1" calcext:value-type="float">
            <text:p>1</text:p>
          </table:table-cell>
          <table:table-cell table:formula="of:=SUM([.AJ56:.AJ60])" office:value-type="float" office:value="5" calcext:value-type="float">
            <text:p>5</text:p>
          </table:table-cell>
          <table:table-cell table:formula="of:=SUM([.AK56:.AK60])" office:value-type="float" office:value="4" calcext:value-type="float">
            <text:p>4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4" calcext:value-type="float">
            <text:p>4</text:p>
          </table:table-cell>
          <table:table-cell table:formula="of:=SUM([.AN56:.AN60])" office:value-type="float" office:value="1" calcext:value-type="float">
            <text:p>1</text:p>
          </table:table-cell>
          <table:table-cell table:formula="of:=SUM([.AO56:.AO60])" office:value-type="float" office:value="1" calcext:value-type="float">
            <text:p>1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1" calcext:value-type="float">
            <text:p>1</text:p>
          </table:table-cell>
          <table:table-cell table:formula="of:=SUM([.AS56:.AS60])" office:value-type="float" office:value="4" calcext:value-type="float">
            <text:p>4</text:p>
          </table:table-cell>
          <table:table-cell table:formula="of:=SUM([.AT56:.AT60])" office:value-type="float" office:value="1" calcext:value-type="float">
            <text:p>1</text:p>
          </table:table-cell>
          <table:table-cell table:formula="of:=SUM([.AU56:.AU60])" office:value-type="float" office:value="4" calcext:value-type="float">
            <text:p>4</text:p>
          </table:table-cell>
          <table:table-cell table:formula="of:=SUM([.AV56:.AV60])" office:value-type="float" office:value="3" calcext:value-type="float">
            <text:p>3</text:p>
          </table:table-cell>
          <table:table-cell table:formula="of:=SUM([.AW56:.AW60])" office:value-type="float" office:value="4" calcext:value-type="float">
            <text:p>4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2" calcext:value-type="float">
            <text:p>2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2" calcext:value-type="float">
            <text:p>2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2" calcext:value-type="float">
            <text:p>2</text:p>
          </table:table-cell>
          <table:table-cell table:formula="of:=SUM([.BD56:.BD60])" office:value-type="float" office:value="4" calcext:value-type="float">
            <text:p>4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1" calcext:value-type="float">
            <text:p>1</text:p>
          </table:table-cell>
          <table:table-cell table:formula="of:=SUM([.BG56:.BG60])" office:value-type="float" office:value="1" calcext:value-type="float">
            <text:p>1</text:p>
          </table:table-cell>
          <table:table-cell table:formula="of:=SUM([.BH56:.BH60])" office:value-type="float" office:value="4" calcext:value-type="float">
            <text:p>4</text:p>
          </table:table-cell>
          <table:table-cell table:formula="of:=SUM([.BI56:.BI60])" office:value-type="float" office:value="2" calcext:value-type="float">
            <text:p>2</text:p>
          </table:table-cell>
          <table:table-cell table:formula="of:=SUM([.BJ56:.BJ60])" office:value-type="float" office:value="0" calcext:value-type="float">
            <text:p>0</text:p>
          </table:table-cell>
          <table:table-cell table:formula="of:=SUM([.BK56:.BK60])" office:value-type="float" office:value="3" calcext:value-type="float">
            <text:p>3</text:p>
          </table:table-cell>
          <table:table-cell table:formula="of:=SUM([.BL56:.BL60])" office:value-type="float" office:value="1" calcext:value-type="float">
            <text:p>1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2" calcext:value-type="float">
            <text:p>2</text:p>
          </table:table-cell>
          <table:table-cell table:formula="of:=SUM([.BR56:.BR6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7:27.254122326</dc:date>
    <meta:document-statistic meta:table-count="1" meta:cell-count="4573" meta:object-count="0"/>
    <meta:generator>LibreOffice/4.2.8.2$Linux_X86_64 LibreOffice_project/420m0$Build-2</meta:generator>
  </office:meta>
</office:document-meta>
</file>